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10_14-30-20_000.jpg</text:p>
          </table:table-cell>
          <table:table-cell table:style-name="ce16" office:value-type="string">
            <text:p>:m 温度 / 部屋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26" table:formula="of:=IF([.E2]=&quot;&quot;;[.C2];CONCATENATE([.C2];&quot; / &quot;;[.E2]))" office:value-type="string" office:string-value=":m 温度 / 部屋">
            <text:p>:m 温度 / 部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10_15-09-21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2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10_19-18-49_000.jpg</text:p>
          </table:table-cell>
          <table:table-cell table:style-name="ce19" office:value-type="string">
            <text:p>:m music / log / kb / || s.1:genr=f-N,R=2,for=starting-piece-for-musescore-writing;oct-2 || s.2:genr=f-N,for=starting-piece-for-musescore-writing,R=1</text:p>
          </table:table-cell>
          <table:table-cell table:style-name="ce35"/>
          <table:table-cell table:style-name="ce4"/>
          <table:table-cell table:style-name="ce4" office:value-type="string">
            <text:p>N-35-35-27.337646 E-139-34-48.940429</text:p>
          </table:table-cell>
          <table:table-cell table:style-name="ce26" table:formula="of:=IF([.E4]=&quot;&quot;;[.C4];CONCATENATE([.C4];&quot; / &quot;;[.E4]))" office:value-type="string" office:string-value=":m music / log / kb / || s.1:genr=f-N,R=2,for=starting-piece-for-musescore-writing;oct-2 || s.2:genr=f-N,for=starting-piece-for-musescore-writing,R=1">
            <text:p>:m music / log / kb / || s.1:genr=f-N,R=2,for=starting-piece-for-musescore-writing;oct-2 || s.2:genr=f-N,for=starting-piece-for-musescore-writing,R=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0_19-24-34_000.jpg</text:p>
          </table:table-cell>
          <table:table-cell table:style-name="ce25" office:value-type="string">
            <text:p>:m RES 1*1 / free# JVEMV6 37#21.4_30 / 37. miscs of miscs / 21. math&amp;physics / 4. knot-theory / ふた結び；モデル図.n：for=trefoil / N+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26" table:formula="of:=IF([.E5]=&quot;&quot;;[.C5];CONCATENATE([.C5];&quot; / &quot;;[.E5]))" office:value-type="string" office:string-value=":m RES 1*1 / free# JVEMV6 37#21.4_30 / 37. miscs of miscs / 21. math&amp;physics / 4. knot-theory / ふた結び；モデル図.n：for=trefoil / N+">
            <text:p>:m RES 1*1 / free# JVEMV6 37#21.4_30 / 37. miscs of miscs / 21. math&amp;physics / 4. knot-theory / ふた結び；モデル図.n：for=trefoil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0_19-35-53_000.jpg</text:p>
          </table:table-cell>
          <table:table-cell table:style-name="ce25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26" table:formula="of:=IF([.E6]=&quot;&quot;;[.C6];CONCATENATE([.C6];&quot; / &quot;;[.E6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0_20-50-29_000.jpg</text:p>
          </table:table-cell>
          <table:table-cell table:style-name="ce25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26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0_22-27-08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26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1_05-35-38_000.jpg</text:p>
          </table:table-cell>
          <table:table-cell table:style-name="ce25" office:value-type="string">
            <text:p>:m :PHOTO / 時刻 / 出発時間 / ペガスス</text:p>
          </table:table-cell>
          <table:table-cell table:style-name="ce18"/>
          <table:table-cell table:style-name="ce4"/>
          <table:table-cell table:style-name="ce4" office:value-type="string">
            <text:p>N-35-35-28.39508 E-139-34-49.709472</text:p>
          </table:table-cell>
          <table:table-cell table:style-name="ce26" table:formula="of:=IF([.E9]=&quot;&quot;;[.C9];CONCATENATE([.C9];&quot; / &quot;;[.E9]))" office:value-type="string" office:string-value=":m :PHOTO / 時刻 / 出発時間 / ペガスス">
            <text:p>:m :PHOTO / 時刻 / 出発時間 / ペガスス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11_11-15-09_000.jpg</text:p>
          </table:table-cell>
          <table:table-cell table:style-name="ce25" office:value-type="string">
            <text:p>:PHOTO 記録しておきたいもの / @ペガスス；川上の滝 / 滝口；川原</text:p>
          </table:table-cell>
          <table:table-cell table:style-name="ce18"/>
          <table:table-cell table:style-name="ce4"/>
          <table:table-cell table:style-name="ce4" office:value-type="string">
            <text:p>N-35-23-45.0 E-139-5-4.0</text:p>
          </table:table-cell>
          <table:table-cell table:style-name="ce26" table:formula="of:=IF([.E10]=&quot;&quot;;[.C10];CONCATENATE([.C10];&quot; / &quot;;[.E10]))" office:value-type="string" office:string-value=":PHOTO 記録しておきたいもの / @ペガスス；川上の滝 / 滝口；川原">
            <text:p>:PHOTO 記録しておきたいもの / @ペガスス；川上の滝 / 滝口；川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11_11-15-18_000.jpg</text:p>
          </table:table-cell>
          <table:table-cell table:style-name="ce25" office:value-type="string">
            <text:p>:PHOTO 記録しておきたいもの / @ペガスス；川上の滝 / 滝口；川原</text:p>
          </table:table-cell>
          <table:table-cell table:style-name="ce19"/>
          <table:table-cell table:style-name="ce4"/>
          <table:table-cell table:style-name="ce4" office:value-type="string">
            <text:p>N-35-23-45.0 E-139-5-4.0</text:p>
          </table:table-cell>
          <table:table-cell table:style-name="ce26" table:formula="of:=IF([.E11]=&quot;&quot;;[.C11];CONCATENATE([.C11];&quot; / &quot;;[.E11]))" office:value-type="string" office:string-value=":PHOTO 記録しておきたいもの / @ペガスス；川上の滝 / 滝口；川原">
            <text:p>:PHOTO 記録しておきたいもの / @ペガスス；川上の滝 / 滝口；川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11_11-15-26_000.jpg</text:p>
          </table:table-cell>
          <table:table-cell table:style-name="ce25" office:value-type="string">
            <text:p>:PHOTO 記録しておきたいもの / @ペガスス；川上の滝 / 滝口；川原</text:p>
          </table:table-cell>
          <table:table-cell table:style-name="ce17"/>
          <table:table-cell table:style-name="ce4"/>
          <table:table-cell table:style-name="ce4" office:value-type="string">
            <text:p>N-35-23-45.0 E-139-5-4.0</text:p>
          </table:table-cell>
          <table:table-cell table:style-name="ce26" table:formula="of:=IF([.E12]=&quot;&quot;;[.C12];CONCATENATE([.C12];&quot; / &quot;;[.E12]))" office:value-type="string" office:string-value=":PHOTO 記録しておきたいもの / @ペガスス；川上の滝 / 滝口；川原">
            <text:p>:PHOTO 記録しておきたいもの / @ペガスス；川上の滝 / 滝口；川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11_11-15-31_000.jpg</text:p>
          </table:table-cell>
          <table:table-cell table:style-name="ce25" office:value-type="string">
            <text:p>:PHOTO 記録しておきたいもの / @ペガスス；川上の滝 / 滝口；川原</text:p>
          </table:table-cell>
          <table:table-cell table:style-name="ce18"/>
          <table:table-cell table:style-name="ce4"/>
          <table:table-cell table:style-name="ce4" office:value-type="string">
            <text:p>N-35-23-45.0 E-139-5-4.0</text:p>
          </table:table-cell>
          <table:table-cell table:style-name="ce26" table:formula="of:=IF([.E13]=&quot;&quot;;[.C13];CONCATENATE([.C13];&quot; / &quot;;[.E13]))" office:value-type="string" office:string-value=":PHOTO 記録しておきたいもの / @ペガスス；川上の滝 / 滝口；川原">
            <text:p>:PHOTO 記録しておきたいもの / @ペガスス；川上の滝 / 滝口；川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11_11-15-46_000.jpg</text:p>
          </table:table-cell>
          <table:table-cell table:style-name="ce25" office:value-type="string">
            <text:p>:PHOTO 記録しておきたいもの / @ペガスス；川上の滝 / 滝口；川原</text:p>
          </table:table-cell>
          <table:table-cell table:style-name="ce19"/>
          <table:table-cell table:style-name="ce4"/>
          <table:table-cell table:style-name="ce4" office:value-type="string">
            <text:p>N-35-23-45.558471 E-139-5-4.760742</text:p>
          </table:table-cell>
          <table:table-cell table:style-name="ce26" table:formula="of:=IF([.E14]=&quot;&quot;;[.C14];CONCATENATE([.C14];&quot; / &quot;;[.E14]))" office:value-type="string" office:string-value=":PHOTO 記録しておきたいもの / @ペガスス；川上の滝 / 滝口；川原">
            <text:p>:PHOTO 記録しておきたいもの / @ペガスス；川上の滝 / 滝口；川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12_18-07-37_000.jpg</text:p>
          </table:table-cell>
          <table:table-cell table:style-name="ce8" office:value-type="string">
            <text:p>:m :PHOTO ペガスス / 帰宅時間</text:p>
          </table:table-cell>
          <table:table-cell table:style-name="ce19"/>
          <table:table-cell table:style-name="ce4"/>
          <table:table-cell table:style-name="ce4" office:value-type="string">
            <text:p>N-35-35-28.669738 E-139-34-49.434814</text:p>
          </table:table-cell>
          <table:table-cell table:style-name="ce26" table:formula="of:=IF([.E15]=&quot;&quot;;[.C15];CONCATENATE([.C15];&quot; / &quot;;[.E15]))" office:value-type="string" office:string-value=":m :PHOTO ペガスス / 帰宅時間">
            <text:p>:m :PHOTO ペガスス / 帰宅時間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12_20-51-34_000.jpg</text:p>
          </table:table-cell>
          <table:table-cell table:style-name="ce4" office:value-type="string">
            <text:p>:m 食べた物</text:p>
          </table:table-cell>
          <table:table-cell table:style-name="ce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26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12_23-39-03_000.jpg</text:p>
          </table:table-cell>
          <table:table-cell table:style-name="ce26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26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12_23-51-44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12_23-58-52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13_00-08-44_000.jpg</text:p>
          </table:table-cell>
          <table:table-cell table:style-name="ce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26" table:formula="of:=IF([.E20]=&quot;&quot;;[.C20];CONCATENATE([.C20];&quot; / &quot;;[.E20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13_00-25-54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26" table:formula="of:=IF([.E21]=&quot;&quot;;[.C21];CONCATENATE([.C21];&quot; / &quot;;[.E21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8-13_01-02-40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26" table:formula="of:=IF([.E22]=&quot;&quot;;[.C22];CONCATENATE([.C22];&quot; / &quot;;[.E22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8-13_07-25-41_000.jpg</text:p>
          </table:table-cell>
          <table:table-cell table:style-name="ce22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23]=&quot;&quot;;[.C23];CONCATENATE([.C23];&quot; / &quot;;[.E2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8-13_07-36-20_000.jpg</text:p>
          </table:table-cell>
          <table:table-cell table:style-name="ce19" office:value-type="string">
            <text:p>:m :PHOTO 起きた時刻 / 2020</text:p>
          </table:table-cell>
          <table:table-cell table:style-name="ce4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26" table:formula="of:=IF([.E24]=&quot;&quot;;[.C24];CONCATENATE([.C24];&quot; / &quot;;[.E24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8-13_08-56-33_000.jpg</text:p>
          </table:table-cell>
          <table:table-cell table:style-name="ce22" office:value-type="string">
            <text:p>:m :th / 七平さんが「なぜだ？」と訴えていた点；解明；それ以外、意味がない || :m :th / "의미가 없어" 라는 의미는</text:p>
          </table:table-cell>
          <table:table-cell table:style-name="ce4"/>
          <table:table-cell table:style-name="ce4"/>
          <table:table-cell table:style-name="ce4" office:value-type="string">
            <text:p>N-35-35-29.9057 E-139-34-48.500976</text:p>
          </table:table-cell>
          <table:table-cell table:style-name="ce26" table:formula="of:=IF([.E25]=&quot;&quot;;[.C25];CONCATENATE([.C25];&quot; / &quot;;[.E25]))" office:value-type="string" office:string-value=":m :th / 七平さんが「なぜだ？」と訴えていた点；解明；それ以外、意味がない || :m :th / &quot;의미가 없어&quot; 라는 의미는">
            <text:p>:m :th / 七平さんが「なぜだ？」と訴えていた点；解明；それ以外、意味がない || :m :th / "의미가 없어" 라는 의미는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08-10_13-13-50_000.jpg</text:p>
          </table:table-cell>
          <table:table-cell table:style-name="ce8" office:value-type="string">
            <text:p>Df+Ef_Baidu IME_2020-8-10_13-5-59.jpg</text:p>
          </table:table-cell>
          <table:table-cell table:style-name="ce18"/>
          <table:table-cell table:style-name="ce4"/>
          <table:table-cell table:style-name="ce4"/>
          <table:table-cell table:style-name="ce26" table:formula="of:=IF([.E26]=&quot;&quot;;[.C26];CONCATENATE([.C26];&quot; / &quot;;[.E26]))" office:value-type="string" office:string-value="Df+Ef_Baidu IME_2020-8-10_13-5-59.jpg">
            <text:p>Df+Ef_Baidu IME_2020-8-10_13-5-59.jpg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08-10_13-32-13_000.jpg</text:p>
          </table:table-cell>
          <table:table-cell table:style-name="ce8" office:value-type="string">
            <text:p>Df4+Df3_Baidu IME_2020-8-10_13-15-43.jpg</text:p>
          </table:table-cell>
          <table:table-cell table:style-name="ce19"/>
          <table:table-cell table:style-name="ce4"/>
          <table:table-cell table:style-name="ce4"/>
          <table:table-cell table:style-name="ce26" table:formula="of:=IF([.E27]=&quot;&quot;;[.C27];CONCATENATE([.C27];&quot; / &quot;;[.E27]))" office:value-type="string" office:string-value="Df4+Df3_Baidu IME_2020-8-10_13-15-43.jpg">
            <text:p>Df4+Df3_Baidu IME_2020-8-10_13-15-43.jpg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10_16-11-36_000.mp4</text:p>
          </table:table-cell>
          <table:table-cell table:style-name="ce8" office:value-type="string">
            <text:p>:VIDEO / @自宅 / メモ / kb,keyboard / 演奏、play / k-2020-0810-1 / genr=f-N,chor=Cm7;Dm7,for=starting-piece-for-musescore-writing</text:p>
          </table:table-cell>
          <table:table-cell table:style-name="ce18"/>
          <table:table-cell table:style-name="ce4"/>
          <table:table-cell table:style-name="ce4"/>
          <table:table-cell table:style-name="ce26" table:formula="of:=IF([.E28]=&quot;&quot;;[.C28];CONCATENATE([.C28];&quot; / &quot;;[.E28]))" office:value-type="string" office:string-value=":VIDEO / @自宅 / メモ / kb,keyboard / 演奏、play / k-2020-0810-1 / genr=f-N,chor=Cm7;Dm7,for=starting-piece-for-musescore-writing">
            <text:p>:VIDEO / @自宅 / メモ / kb,keyboard / 演奏、play / k-2020-0810-1 / genr=f-N,chor=Cm7;Dm7,for=starting-piece-for-musescore-writing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0_19-06-06_000.mp4</text:p>
          </table:table-cell>
          <table:table-cell table:style-name="ce8" office:value-type="string">
            <text:p>:VIDEO / @自室 / 記録 / jap.flute / 演奏、play / f-2020-0810-1 / genr=f-N,for=starting-piece-for-musescore-writing,R=1</text:p>
          </table:table-cell>
          <table:table-cell table:style-name="ce8"/>
          <table:table-cell table:style-name="ce4"/>
          <table:table-cell table:style-name="ce4"/>
          <table:table-cell table:style-name="ce26" table:formula="of:=IF([.E29]=&quot;&quot;;[.C29];CONCATENATE([.C29];&quot; / &quot;;[.E29]))" office:value-type="string" office:string-value=":VIDEO / @自室 / 記録 / jap.flute / 演奏、play / f-2020-0810-1 / genr=f-N,for=starting-piece-for-musescore-writing,R=1">
            <text:p>:VIDEO / @自室 / 記録 / jap.flute / 演奏、play / f-2020-0810-1 / genr=f-N,for=starting-piece-for-musescore-writing,R=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0_19-07-41_000.mp4</text:p>
          </table:table-cell>
          <table:table-cell table:style-name="ce8" office:value-type="string">
            <text:p>:VIDEO / @自室 / 記録 / jap.flute / 演奏、play / f-2020-0810-2 / genr=f-N,R=2,for=starting-piece-for-musescore-writing;oct-2</text:p>
          </table:table-cell>
          <table:table-cell table:style-name="ce17"/>
          <table:table-cell table:style-name="ce4"/>
          <table:table-cell table:style-name="ce4"/>
          <table:table-cell table:style-name="ce26" table:formula="of:=IF([.E30]=&quot;&quot;;[.C30];CONCATENATE([.C30];&quot; / &quot;;[.E30]))" office:value-type="string" office:string-value=":VIDEO / @自室 / 記録 / jap.flute / 演奏、play / f-2020-0810-2 / genr=f-N,R=2,for=starting-piece-for-musescore-writing;oct-2">
            <text:p>:VIDEO / @自室 / 記録 / jap.flute / 演奏、play / f-2020-0810-2 / genr=f-N,R=2,for=starting-piece-for-musescore-writing;oct-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2_05-05-11_000.mp4</text:p>
          </table:table-cell>
          <table:table-cell table:style-name="ce8" office:value-type="string">
            <text:p>:VIDEO ペガスス / @プレハブ；自室 / セミの声；蝉</text:p>
          </table:table-cell>
          <table:table-cell table:style-name="ce18"/>
          <table:table-cell table:style-name="ce4"/>
          <table:table-cell table:style-name="ce4"/>
          <table:table-cell table:style-name="ce26" table:formula="of:=IF([.E31]=&quot;&quot;;[.C31];CONCATENATE([.C31];&quot; / &quot;;[.E31]))" office:value-type="string" office:string-value=":VIDEO ペガスス / @プレハブ；自室 / セミの声；蝉">
            <text:p>:VIDEO ペガスス / @プレハブ；自室 / セミの声；蝉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3_08-41-03_000.mp4</text:p>
          </table:table-cell>
          <table:table-cell table:style-name="ce8" office:value-type="string">
            <text:p>:VIDEO / @自宅 / 体操 / ダンス、dance-original / d-2020-0813-1 / id=3e-1.n / movement-arms</text:p>
          </table:table-cell>
          <table:table-cell table:style-name="ce19"/>
          <table:table-cell table:style-name="ce4"/>
          <table:table-cell table:style-name="ce4"/>
          <table:table-cell table:style-name="ce26" table:formula="of:=IF([.E32]=&quot;&quot;;[.C32];CONCATENATE([.C32];&quot; / &quot;;[.E32]))" office:value-type="string" office:string-value=":VIDEO / @自宅 / 体操 / ダンス、dance-original / d-2020-0813-1 / id=3e-1.n / movement-arms">
            <text:p>:VIDEO / @自宅 / 体操 / ダンス、dance-original / d-2020-0813-1 / id=3e-1.n / movement-arms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3_08-47-09_000.mp4</text:p>
          </table:table-cell>
          <table:table-cell table:style-name="ce8" office:value-type="string">
            <text:p>:VIDEO / @自宅 / 体操 / ダンス、dance-original / d-2020-0813-2 / id=4c-1.n / different-step-pattern</text:p>
          </table:table-cell>
          <table:table-cell table:style-name="ce4"/>
          <table:table-cell table:style-name="ce4"/>
          <table:table-cell table:style-name="ce4"/>
          <table:table-cell table:style-name="ce26" table:formula="of:=IF([.E33]=&quot;&quot;;[.C33];CONCATENATE([.C33];&quot; / &quot;;[.E33]))" office:value-type="string" office:string-value=":VIDEO / @自宅 / 体操 / ダンス、dance-original / d-2020-0813-2 / id=4c-1.n / different-step-pattern">
            <text:p>:VIDEO / @自宅 / 体操 / ダンス、dance-original / d-2020-0813-2 / id=4c-1.n / different-step-pattern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13_08-53-20_000.mp4</text:p>
          </table:table-cell>
          <table:table-cell table:style-name="ce8" office:value-type="string">
            <text:p>:VIDEO / @自宅 / 体操 / ダンス、dance-original / d-2020-0813-3 / id=8.n,log-file-5 / muscle-training:脛；ヒラメ筋；大腿４頭筋</text:p>
          </table:table-cell>
          <table:table-cell table:style-name="ce4"/>
          <table:table-cell table:style-name="ce4"/>
          <table:table-cell table:style-name="ce4"/>
          <table:table-cell table:style-name="ce26" table:formula="of:=IF([.E34]=&quot;&quot;;[.C34];CONCATENATE([.C34];&quot; / &quot;;[.E34]))" office:value-type="string" office:string-value=":VIDEO / @自宅 / 体操 / ダンス、dance-original / d-2020-0813-3 / id=8.n,log-file-5 / muscle-training:脛；ヒラメ筋；大腿４頭筋">
            <text:p>:VIDEO / @自宅 / 体操 / ダンス、dance-original / d-2020-0813-3 / id=8.n,log-file-5 / muscle-training:脛；ヒラメ筋；大腿４頭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6"/>
          <table:table-cell table:style-name="ce4"/>
          <table:table-cell table:style-name="ce4"/>
          <table:table-cell table:style-name="ce26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26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26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26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26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26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26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26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26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26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26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26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26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26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26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7"/>
          <table:table-cell table:style-name="ce4"/>
          <table:table-cell table:style-name="ce4"/>
          <table:table-cell table:style-name="ce26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7"/>
          <table:table-cell table:style-name="ce4"/>
          <table:table-cell table:style-name="ce4"/>
          <table:table-cell table:style-name="ce26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26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2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2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26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2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26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1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3">2020/08/13</text:date>, <text:time>10:30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13T10:30:42.56</dc:date>
    <dc:creator>iwabuchi ken</dc:creator>
    <meta:editing-duration>P24DT11H</meta:editing-duration>
    <meta:editing-cycles>9218</meta:editing-cycles>
    <meta:document-statistic meta:table-count="1" meta:cell-count="501" meta:object-count="0"/>
  </office:meta>
</office:document-meta>
</file>